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65d6c" officeooo:paragraph-rsid="00065d6c"/>
    </style:style>
    <style:style style:name="P2" style:family="paragraph" style:parent-style-name="Text_20_body">
      <style:text-properties officeooo:rsid="0007b3bc" officeooo:paragraph-rsid="0007b3bc"/>
    </style:style>
    <style:style style:name="P3" style:family="paragraph" style:parent-style-name="Text_20_body">
      <style:text-properties officeooo:rsid="0007b3bc" officeooo:paragraph-rsid="0032b94b"/>
    </style:style>
    <style:style style:name="P4" style:family="paragraph" style:parent-style-name="Text_20_body">
      <style:text-properties officeooo:rsid="00287ed4" officeooo:paragraph-rsid="00287ed4"/>
    </style:style>
    <style:style style:name="P5" style:family="paragraph" style:parent-style-name="Text_20_body">
      <style:text-properties officeooo:rsid="007ad78c" officeooo:paragraph-rsid="007ad78c"/>
    </style:style>
    <style:style style:name="P6" style:family="paragraph" style:parent-style-name="Text_20_body">
      <style:text-properties officeooo:rsid="003a199a" officeooo:paragraph-rsid="003a199a"/>
    </style:style>
    <style:style style:name="P7" style:family="paragraph" style:parent-style-name="Text_20_body">
      <style:text-properties officeooo:rsid="00f8e80b" officeooo:paragraph-rsid="00f8e80b"/>
    </style:style>
    <style:style style:name="P8" style:family="paragraph" style:parent-style-name="Text_20_body">
      <style:text-properties officeooo:rsid="00fb5b38" officeooo:paragraph-rsid="00fb5b38"/>
    </style:style>
    <style:style style:name="P9" style:family="paragraph" style:parent-style-name="Text_20_body">
      <style:text-properties officeooo:paragraph-rsid="00065d6c"/>
    </style:style>
    <style:style style:name="P10" style:family="paragraph" style:parent-style-name="Text_20_body">
      <style:text-properties officeooo:paragraph-rsid="00f807ce"/>
    </style:style>
    <style:style style:name="P11" style:family="paragraph" style:parent-style-name="Text_20_body">
      <style:text-properties officeooo:rsid="002ff724" officeooo:paragraph-rsid="002ff724"/>
    </style:style>
    <style:style style:name="P12" style:family="paragraph" style:parent-style-name="Text_20_body">
      <style:text-properties officeooo:rsid="011de8ff" officeooo:paragraph-rsid="011de8ff"/>
    </style:style>
    <style:style style:name="P13" style:family="paragraph" style:parent-style-name="Text_20_body">
      <style:paragraph-properties fo:text-align="start" style:justify-single-word="false"/>
      <style:text-properties officeooo:rsid="00fa50ed" officeooo:paragraph-rsid="00fa50ed"/>
    </style:style>
    <style:style style:name="P14" style:family="paragraph" style:parent-style-name="Heading_20_1">
      <style:paragraph-properties fo:text-align="center" style:justify-single-word="false"/>
      <style:text-properties officeooo:rsid="00065d6c" officeooo:paragraph-rsid="00065d6c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officeooo:rsid="0031c786"/>
    </style:style>
    <style:style style:name="T4" style:family="text">
      <style:text-properties officeooo:rsid="00352c74"/>
    </style:style>
    <style:style style:name="T5" style:family="text">
      <style:text-properties style:text-underline-style="none" officeooo:rsid="005c25bb"/>
    </style:style>
    <style:style style:name="T6" style:family="text">
      <style:text-properties style:text-underline-style="none" officeooo:rsid="014bda7b"/>
    </style:style>
    <style:style style:name="T7" style:family="text">
      <style:text-properties officeooo:rsid="00700641"/>
    </style:style>
    <style:style style:name="T8" style:family="text">
      <style:text-properties officeooo:rsid="007566a6"/>
    </style:style>
    <style:style style:name="T9" style:family="text">
      <style:text-properties officeooo:rsid="008e7701"/>
    </style:style>
    <style:style style:name="T10" style:family="text">
      <style:text-properties officeooo:rsid="00b5ed8c"/>
    </style:style>
    <style:style style:name="T11" style:family="text">
      <style:text-properties officeooo:rsid="00c0c951"/>
    </style:style>
    <style:style style:name="T12" style:family="text">
      <style:text-properties officeooo:rsid="00c3625f"/>
    </style:style>
    <style:style style:name="T13" style:family="text">
      <style:text-properties officeooo:rsid="00cbca62"/>
    </style:style>
    <style:style style:name="T14" style:family="text">
      <style:text-properties officeooo:rsid="00dadcfd"/>
    </style:style>
    <style:style style:name="T15" style:family="text">
      <style:text-properties officeooo:rsid="00e3e5e4"/>
    </style:style>
    <style:style style:name="T16" style:family="text">
      <style:text-properties officeooo:rsid="00ea1622"/>
    </style:style>
    <style:style style:name="T17" style:family="text">
      <style:text-properties officeooo:rsid="00f43fdb"/>
    </style:style>
    <style:style style:name="T18" style:family="text">
      <style:text-properties officeooo:rsid="00f8e80b"/>
    </style:style>
    <style:style style:name="T19" style:family="text">
      <style:text-properties officeooo:rsid="00fa50ed"/>
    </style:style>
    <style:style style:name="T20" style:family="text">
      <style:text-properties officeooo:rsid="010270f2"/>
    </style:style>
    <style:style style:name="T21" style:family="text">
      <style:text-properties officeooo:rsid="0103b21e"/>
    </style:style>
    <style:style style:name="T22" style:family="text">
      <style:text-properties officeooo:rsid="010447c4"/>
    </style:style>
    <style:style style:name="T23" style:family="text">
      <style:text-properties officeooo:rsid="01049b51"/>
    </style:style>
    <style:style style:name="T24" style:family="text">
      <style:text-properties officeooo:rsid="01059c66"/>
    </style:style>
    <style:style style:name="T25" style:family="text">
      <style:text-properties officeooo:rsid="0109aef5"/>
    </style:style>
    <style:style style:name="T26" style:family="text">
      <style:text-properties officeooo:rsid="010c7219"/>
    </style:style>
    <style:style style:name="T27" style:family="text">
      <style:text-properties officeooo:rsid="0114861f"/>
    </style:style>
    <style:style style:name="T28" style:family="text">
      <style:text-properties officeooo:rsid="0115c597"/>
    </style:style>
    <style:style style:name="T29" style:family="text">
      <style:text-properties officeooo:rsid="0116db94"/>
    </style:style>
    <style:style style:name="T30" style:family="text">
      <style:text-properties officeooo:rsid="01193011"/>
    </style:style>
    <style:style style:name="T31" style:family="text">
      <style:text-properties officeooo:rsid="00065d6c"/>
    </style:style>
    <style:style style:name="T32" style:family="text">
      <style:text-properties officeooo:rsid="011c009c"/>
    </style:style>
    <style:style style:name="T33" style:family="text">
      <style:text-properties officeooo:rsid="011d1e98"/>
    </style:style>
    <style:style style:name="T34" style:family="text">
      <style:text-properties officeooo:rsid="00f807ce"/>
    </style:style>
    <style:style style:name="T35" style:family="text">
      <style:text-properties officeooo:rsid="011e59b4"/>
    </style:style>
    <style:style style:name="T36" style:family="text">
      <style:text-properties officeooo:rsid="0120162e"/>
    </style:style>
    <style:style style:name="T37" style:family="text">
      <style:text-properties officeooo:rsid="01279433"/>
    </style:style>
    <style:style style:name="T38" style:family="text">
      <style:text-properties officeooo:rsid="012acb62"/>
    </style:style>
    <style:style style:name="T39" style:family="text">
      <style:text-properties officeooo:rsid="013367c4"/>
    </style:style>
    <style:style style:name="T40" style:family="text">
      <style:text-properties officeooo:rsid="0134cfb8"/>
    </style:style>
    <style:style style:name="T41" style:family="text">
      <style:text-properties officeooo:rsid="013a6b47"/>
    </style:style>
    <style:style style:name="T42" style:family="text">
      <style:text-properties officeooo:rsid="013a8b46"/>
    </style:style>
    <style:style style:name="T43" style:family="text">
      <style:text-properties officeooo:rsid="013c42e1"/>
    </style:style>
    <style:style style:name="T44" style:family="text">
      <style:text-properties officeooo:rsid="013db13a"/>
    </style:style>
    <style:style style:name="T45" style:family="text">
      <style:text-properties officeooo:rsid="013fba44"/>
    </style:style>
    <style:style style:name="T46" style:family="text">
      <style:text-properties officeooo:rsid="0141f8eb"/>
    </style:style>
    <style:style style:name="T47" style:family="text">
      <style:text-properties officeooo:rsid="014672a9"/>
    </style:style>
    <style:style style:name="T48" style:family="text">
      <style:text-properties officeooo:rsid="0148e7dc"/>
    </style:style>
    <style:style style:name="T49" style:family="text">
      <style:text-properties officeooo:rsid="0149e228"/>
    </style:style>
    <style:style style:name="T50" style:family="text">
      <style:text-properties officeooo:rsid="014d2045"/>
    </style:style>
    <style:style style:name="T51" style:family="text">
      <style:text-properties officeooo:rsid="014f9c9f"/>
    </style:style>
    <style:style style:name="T52" style:family="text">
      <style:text-properties officeooo:rsid="015427ae"/>
    </style:style>
    <style:style style:name="T53" style:family="text">
      <style:text-properties officeooo:rsid="0156635f"/>
    </style:style>
    <style:style style:name="T54" style:family="text">
      <style:text-properties officeooo:rsid="01571bba"/>
    </style:style>
    <style:style style:name="T55" style:family="text">
      <style:text-properties officeooo:rsid="015a2619"/>
    </style:style>
    <style:style style:name="T56" style:family="text">
      <style:text-properties officeooo:rsid="015b95ab"/>
    </style:style>
    <style:style style:name="T57" style:family="text">
      <style:text-properties officeooo:rsid="015e64d3"/>
    </style:style>
    <style:style style:name="T58" style:family="text">
      <style:text-properties officeooo:rsid="015f790f"/>
    </style:style>
    <style:style style:name="T59" style:family="text">
      <style:text-properties officeooo:rsid="015f83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Website Software Versions</text:h>
      <text:p text:style-name="Text_20_body">Active Presenter: <text:span text:style-name="T12">8.0.</text:span><text:span text:style-name="T37">7</text:span></text:p>
      <text:p text:style-name="P1">LibreOffice: 6.<text:span text:style-name="T10">4.</text:span><text:span text:style-name="T55">5</text:span></text:p>
      <text:p text:style-name="P1">RDP Wrapper: 1.6.2</text:p>
      <text:p text:style-name="P1">Thunderbird: 6<text:span text:style-name="T4">8.</text:span><text:span text:style-name="T56">10</text:span></text:p>
      <text:p text:style-name="P9"><text:span text:style-name="T31">WPS Office: 11.2.0.</text:span><text:span text:style-name="T8">9</text:span><text:span text:style-name="T47">4</text:span><text:span text:style-name="T57">53</text:span></text:p>
      <text:p text:style-name="P1">VLC: 3.0.<text:span text:style-name="T27">1</text:span><text:span text:style-name="T48">1</text:span></text:p>
      <text:p text:style-name="P1">DVDStyler: 3.<text:span text:style-name="T1">1</text:span></text:p>
      <text:p text:style-name="P1">GIMP: 2.10.<text:span text:style-name="T45">20</text:span></text:p>
      <text:p text:style-name="P1">OpenShot: <text:span text:style-name="T1">2.5.</text:span><text:span text:style-name="T14">1</text:span></text:p>
      <text:p text:style-name="P9"><text:span text:style-name="T31">Audacity: 2.</text:span><text:span text:style-name="T32">4.</text:span><text:span text:style-name="T51">2</text:span></text:p>
      <text:p text:style-name="P1">Paint.net: 4.<text:span text:style-name="T3">2.1</text:span><text:span text:style-name="T39">2</text:span></text:p>
      <text:p text:style-name="P1">MakeMKV: 1.1<text:span text:style-name="T15">5.</text:span><text:span text:style-name="T20">1</text:span></text:p>
      <text:p text:style-name="P4">SMPlayer: <text:span text:style-name="T21">20.</text:span><text:span text:style-name="T49">6.0</text:span></text:p>
      <text:p text:style-name="P5">Kdenlive: <text:span text:style-name="T28">20.04.</text:span><text:span text:style-name="T40">1</text:span></text:p>
      <text:p text:style-name="P1">Fedora: 3<text:span text:style-name="T29">2</text:span></text:p>
      <text:p text:style-name="P10"><text:span text:style-name="T34">CloudReady </text:span><text:span text:style-name="T18">(Image)</text:span><text:span text:style-name="T34">: </text:span><text:span text:style-name="T22">8</text:span><text:span text:style-name="T58">3.3.4</text:span></text:p>
      <text:p text:style-name="P1">Linux Mint: <text:span text:style-name="T52">20</text:span></text:p>
      <text:p text:style-name="P1">Ubuntu: <text:span text:style-name="T23">20.04</text:span></text:p>
      <text:p text:style-name="P1">CentOS: <text:span text:style-name="T5">8</text:span><text:span text:style-name="T6">.2.2004</text:span></text:p>
      <text:p text:style-name="P11">Kubuntu: <text:span text:style-name="T24">20.04</text:span></text:p>
      <text:p text:style-name="P12">Manjaro: 20.0.<text:span text:style-name="T43">3</text:span></text:p>
      <text:p text:style-name="P6">Arch: <text:span text:style-name="T53">7</text:span><text:span text:style-name="T11">/1/2020</text:span></text:p>
      <text:p text:style-name="P7">Debian (Stable): 10.<text:span text:style-name="T35">4</text:span><text:span text:style-name="T19">.0</text:span></text:p>
      <text:p text:style-name="P13">OpenSuse (Leap): 15.<text:span text:style-name="T59">2</text:span></text:p>
      <text:p text:style-name="P8">Visual Studio: 2019</text:p>
      <text:p text:style-name="P3">FileZilla Client: 3.4<text:span text:style-name="T30">8.</text:span><text:span text:style-name="T41">1</text:span></text:p>
      <text:p text:style-name="P2">Notepad ++: 7.<text:span text:style-name="T7">8.</text:span><text:span text:style-name="T54">8</text:span></text:p>
      <text:p text:style-name="P2">Brackets: <text:span text:style-name="T2">1.14.</text:span><text:span text:style-name="T36">2 (Windows and Mac) 1.14.1 (Linux)</text:span></text:p>
      <text:p text:style-name="P2"><text:soft-page-break/>Rufus: 3.<text:span text:style-name="T25">1</text:span><text:span text:style-name="T50">1</text:span></text:p>
      <text:p text:style-name="P2">VirtualBox: 6.<text:span text:style-name="T9">1.</text:span><text:span text:style-name="T44">10</text:span></text:p>
      <text:p text:style-name="P2">Sharex: <text:span text:style-name="T2">13.</text:span><text:span text:style-name="T16">1.0</text:span></text:p>
      <text:p text:style-name="P2">XDM:<text:span text:style-name="T17"> 7.2.10</text:span></text:p>
      <text:p text:style-name="P2">Vivaldi: <text:span text:style-name="T26">3.</text:span><text:span text:style-name="T46">1</text:span></text:p>
      <text:p text:style-name="P2">7-zip: <text:span text:style-name="T13">20.00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6-05T11:14:12.964000000</meta:creation-date>
    <dc:date>2020-07-08T22:20:08.106515250</dc:date>
    <meta:editing-duration>P1DT11H42M52S</meta:editing-duration>
    <meta:editing-cycles>205</meta:editing-cycles>
    <meta:generator>LibreOffice/6.4.5.2$Linux_X86_64 LibreOffice_project/40$Build-2</meta:generator>
    <meta:document-statistic meta:table-count="0" meta:image-count="0" meta:object-count="0" meta:page-count="2" meta:paragraph-count="35" meta:word-count="86" meta:character-count="611" meta:non-whitespace-character-count="560"/>
  </office:meta>
</office:document-meta>
</file>